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officeooo:paragraph-rsid="000631f7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officeooo:paragraph-rsid="000631f7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s" fo:country="ES" style:text-underline-style="none" fo:font-weight="normal" officeooo:paragraph-rsid="000631f7" style:font-size-asian="11pt" style:font-weight-asian="normal"/>
    </style:style>
    <style:style style:name="T1" style:family="text">
      <style:text-properties style:font-name="Calibri" fo:font-size="11pt" fo:language="es" fo:country="ES" style:text-underline-style="none" fo:font-weight="normal" style:font-size-asian="11pt" style:font-weight-asian="normal"/>
    </style:style>
    <style:style style:name="T2" style:family="text">
      <style:text-properties style:font-name="Calibri" fo:font-size="11pt" fo:language="es" fo:country="ES" style:text-underline-style="none" fo:font-weight="bold" style:font-size-asian="11pt" style:font-weight-asian="bold"/>
    </style:style>
    <style:style style:name="T3" style:family="text">
      <style:text-properties style:font-name="Calibri" fo:font-size="16pt" fo:language="es" fo:country="ES" style:text-underline-style="solid" style:text-underline-width="auto" style:text-underline-color="font-color" fo:font-weight="bold" style:font-size-asian="16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HISTORIA DE HALLOWEEN</text:span></text:p>
      <text:p text:style-name="P3"/>
      <text:p text:style-name="P2"><text:span text:style-name="T1">Érase una vez un </text:span><text:span text:style-name="T2">fantasma</text:span><text:span text:style-name="T1"> que era diferente al resto de fantasmas. No le gustaba asustar a las personas y su deseo era volver a ser una persona viva, de hecho, aún guardaba a buen recaudo el </text:span><text:span text:style-name="T2">esqueleto </text:span><text:span text:style-name="T1">de su cuerpo. Un buen día tuvo la </text:span><text:span text:style-name="T2">iniciativa </text:span><text:span text:style-name="T1">de aprender </text:span><text:span text:style-name="T2">Java</text:span><text:span text:style-name="T1">, con el objetivo de convertirse en un gran programador y crear un complejo programa con el que poder controlar dicho esqueleto, para volver a sentirse viv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1T13:39:21.406000000</meta:creation-date>
    <dc:date>2021-10-01T13:39:54.126000000</dc:date>
    <meta:editing-duration>PT32S</meta:editing-duration>
    <meta:editing-cycles>1</meta:editing-cycles>
    <meta:document-statistic meta:table-count="0" meta:image-count="0" meta:object-count="0" meta:page-count="1" meta:paragraph-count="2" meta:word-count="79" meta:character-count="440" meta:non-whitespace-character-count="363"/>
    <meta:generator>LibreOffice/6.3.3.2$Windows_X86_64 LibreOffice_project/a64200df03143b798afd1ec74a12ab50359878ed</meta:generator>
  </office:meta>
</office:document-meta>
</file>